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5801c" officeooo:paragraph-rsid="0035801c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273143892640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273143893136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273143893824">
          <table:table-cell table:style-name="Table1.A2" office:value-type="string">
            <text:p text:style-name="P9">Test eye_injection </text:p>
          </table:table-cell>
          <table:table-cell table:style-name="Table1.B2" office:value-type="string">
            <text:p text:style-name="P2"><text:text-input text:description="&lt;o.oph.procedure.type.eye_injection&gt;"/><text:text-input text:description="&lt;o.oph.procedure.type.eye_injection&gt;"/><text:text-input text:description="&lt;o.procedure.type.eye_injection&gt;">&lt;o.procedure.type.eye_injection&gt;</text:text-input></text:p>
          </table:table-cell>
        </table:table-row>
        <table:table-row table:style-name="TableLine94273143894640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273143895456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<text:soft-page-break/>PM: Pelage de Membrane</text:p>
      <text:p text:style-name="P13">EL: Endolaser</text:p>
      <text:p text:style-name="P13">HS: Huile de Silicone</text:p>
      <text:p text:style-name="P13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14:19.194312687</dc:date>
    <meta:editing-duration>PT8H57M6S</meta:editing-duration>
    <meta:editing-cycles>161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91" meta:character-count="1833" meta:non-whitespace-character-count="1660"/>
  </office:meta>
</office:document-meta>
</file>